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442C200003FFA000062645AA0D233.svg" manifest:media-type="image/svg+xml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Pictures/100000010000023A0000036DDC86A94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aption">
      <style:text-properties officeooo:rsid="00e44d3f" officeooo:paragraph-rsid="00e44d3f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paragraph-rsid="00c233b7"/>
    </style:style>
    <style:style style:name="P35" style:family="paragraph" style:parent-style-name="Heading_20_2">
      <style:paragraph-properties text:number-lines="false" text:line-number="0"/>
      <style:text-properties officeooo:paragraph-rsid="00346d5f"/>
    </style:style>
    <style:style style:name="P36" style:family="paragraph" style:parent-style-name="Heading_20_2">
      <style:text-properties officeooo:rsid="0068c2c6" officeooo:paragraph-rsid="0068c2c6"/>
    </style:style>
    <style:style style:name="P37" style:family="paragraph" style:parent-style-name="Heading_20_2">
      <style:paragraph-properties fo:break-before="page"/>
      <style:text-properties officeooo:rsid="00aa0a5e" officeooo:paragraph-rsid="00aa0a5e"/>
    </style:style>
    <style:style style:name="P38" style:family="paragraph" style:parent-style-name="Heading_20_2">
      <style:text-properties officeooo:rsid="00ab27a7" officeooo:paragraph-rsid="00ab27a7"/>
    </style:style>
    <style:style style:name="P39" style:family="paragraph" style:parent-style-name="Heading_20_2">
      <style:text-properties officeooo:rsid="00ab27a7" officeooo:paragraph-rsid="00ad1f9d"/>
    </style:style>
    <style:style style:name="P40" style:family="paragraph" style:parent-style-name="Heading_20_3">
      <style:text-properties officeooo:rsid="0068c2c6" officeooo:paragraph-rsid="0068c2c6"/>
    </style:style>
    <style:style style:name="P41" style:family="paragraph" style:parent-style-name="Heading_20_3">
      <style:text-properties officeooo:rsid="00b6f26c" officeooo:paragraph-rsid="00b6f26c"/>
    </style:style>
    <style:style style:name="P42" style:family="paragraph" style:parent-style-name="Heading_20_3">
      <style:text-properties officeooo:rsid="00b89caf" officeooo:paragraph-rsid="00b89caf"/>
    </style:style>
    <style:style style:name="P4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7" style:family="paragraph" style:parent-style-name="Text_20_body">
      <style:text-properties fo:language="ru" fo:country="RU" officeooo:rsid="007c06d9" officeooo:paragraph-rsid="007c06d9"/>
    </style:style>
    <style:style style:name="P48" style:family="paragraph" style:parent-style-name="Text_20_body">
      <style:text-properties fo:language="ru" fo:country="RU" officeooo:rsid="007c36e8" officeooo:paragraph-rsid="00995db4"/>
    </style:style>
    <style:style style:name="P49" style:family="paragraph" style:parent-style-name="Text_20_body">
      <style:text-properties fo:language="ru" fo:country="RU" officeooo:rsid="007c36e8" officeooo:paragraph-rsid="00c414fb"/>
    </style:style>
    <style:style style:name="P50" style:family="paragraph" style:parent-style-name="Text_20_body" style:list-style-name="L2">
      <style:text-properties fo:language="ru" fo:country="RU" officeooo:rsid="008ccf61" officeooo:paragraph-rsid="00ad1f9d"/>
    </style:style>
    <style:style style:name="P51" style:family="paragraph" style:parent-style-name="Text_20_body" style:list-style-name="L2">
      <style:text-properties fo:language="ru" fo:country="RU" officeooo:rsid="008eeef5" officeooo:paragraph-rsid="00ad1f9d"/>
    </style:style>
    <style:style style:name="P52" style:family="paragraph" style:parent-style-name="Text_20_body" style:list-style-name="L2">
      <style:text-properties fo:language="ru" fo:country="RU" officeooo:rsid="008ee7c8" officeooo:paragraph-rsid="00ad1f9d"/>
    </style:style>
    <style:style style:name="P53" style:family="paragraph" style:parent-style-name="Text_20_body">
      <style:text-properties fo:language="ru" fo:country="RU" officeooo:rsid="008b13c8" officeooo:paragraph-rsid="00ad1f9d"/>
    </style:style>
    <style:style style:name="P54" style:family="paragraph" style:parent-style-name="Text_20_body">
      <style:text-properties fo:language="ru" fo:country="RU" officeooo:rsid="00b5ac10" officeooo:paragraph-rsid="00b5ac10"/>
    </style:style>
    <style:style style:name="P55" style:family="paragraph" style:parent-style-name="Text_20_body">
      <style:text-properties fo:language="ru" fo:country="RU" officeooo:rsid="00d510b2" officeooo:paragraph-rsid="00dac92a"/>
    </style:style>
    <style:style style:name="P56" style:family="paragraph" style:parent-style-name="Text_20_body" style:list-style-name="L2">
      <style:text-properties officeooo:rsid="008b13c8" officeooo:paragraph-rsid="00ad1f9d"/>
    </style:style>
    <style:style style:name="P57" style:family="paragraph" style:parent-style-name="Text_20_body">
      <style:text-properties officeooo:rsid="008b13c8" officeooo:paragraph-rsid="00ad1f9d"/>
    </style:style>
    <style:style style:name="P58" style:family="paragraph" style:parent-style-name="Text_20_body" style:list-style-name="L3">
      <style:text-properties officeooo:paragraph-rsid="0048e387"/>
    </style:style>
    <style:style style:name="P59" style:family="paragraph" style:parent-style-name="Text_20_body" style:list-style-name="L3">
      <style:text-properties officeooo:paragraph-rsid="004cd55b"/>
    </style:style>
    <style:style style:name="P60" style:family="paragraph" style:parent-style-name="Text_20_body" style:list-style-name="L3">
      <style:text-properties officeooo:paragraph-rsid="00428647"/>
    </style:style>
    <style:style style:name="P61" style:family="paragraph" style:parent-style-name="Text_20_body">
      <style:text-properties officeooo:rsid="008430c7" officeooo:paragraph-rsid="00acd4d9"/>
    </style:style>
    <style:style style:name="P62" style:family="paragraph" style:parent-style-name="Text_20_body">
      <style:text-properties officeooo:rsid="0089174e" officeooo:paragraph-rsid="00b04a52"/>
    </style:style>
    <style:style style:name="P63" style:family="paragraph" style:parent-style-name="Text_20_body">
      <style:text-properties officeooo:rsid="00b1d734" officeooo:paragraph-rsid="00b1d734"/>
    </style:style>
    <style:style style:name="P64" style:family="paragraph" style:parent-style-name="Text_20_body">
      <style:text-properties officeooo:paragraph-rsid="00ad1f9d"/>
    </style:style>
    <style:style style:name="P65" style:family="paragraph" style:parent-style-name="Text_20_body">
      <style:text-properties officeooo:paragraph-rsid="00995db4"/>
    </style:style>
    <style:style style:name="P66" style:family="paragraph" style:parent-style-name="Text_20_body">
      <style:text-properties officeooo:rsid="00732a96" officeooo:paragraph-rsid="00732a96"/>
    </style:style>
    <style:style style:name="P67" style:family="paragraph" style:parent-style-name="Text_20_body">
      <style:text-properties officeooo:rsid="00c462b5" officeooo:paragraph-rsid="00ca2064"/>
    </style:style>
    <style:style style:name="P68" style:family="paragraph" style:parent-style-name="Text_20_body">
      <style:text-properties officeooo:rsid="00deebe8" officeooo:paragraph-rsid="00e0bb30"/>
    </style:style>
    <style:style style:name="P69" style:family="paragraph" style:parent-style-name="Text_20_body">
      <style:text-properties officeooo:rsid="00deebe8" officeooo:paragraph-rsid="00eac753"/>
    </style:style>
    <style:style style:name="P70" style:family="paragraph" style:parent-style-name="Text_20_body">
      <style:paragraph-properties fo:text-align="center" style:justify-single-word="false"/>
      <style:text-properties officeooo:rsid="00deebe8" officeooo:paragraph-rsid="00eac753"/>
    </style:style>
    <style:style style:name="P71" style:family="paragraph" style:parent-style-name="Text_20_body" style:list-style-name="L5">
      <style:text-properties officeooo:rsid="00e64871" officeooo:paragraph-rsid="00e64871"/>
    </style:style>
    <style:style style:name="P72" style:family="paragraph" style:parent-style-name="Text_20_body" style:list-style-name="L5">
      <style:text-properties officeooo:rsid="00e64871" officeooo:paragraph-rsid="00ea106c"/>
    </style:style>
    <style:style style:name="P73" style:family="paragraph" style:parent-style-name="Text_20_body" style:list-style-name="L5">
      <style:text-properties officeooo:rsid="00e7265a" officeooo:paragraph-rsid="00e7265a"/>
    </style:style>
    <style:style style:name="P74" style:family="paragraph" style:parent-style-name="Text_20_body">
      <style:text-properties officeooo:rsid="00ea106c" officeooo:paragraph-rsid="00ea106c"/>
    </style:style>
    <style:style style:name="P75" style:family="paragraph" style:parent-style-name="Text_20_body">
      <style:paragraph-properties fo:break-before="page"/>
      <style:text-properties officeooo:rsid="00ea106c" officeooo:paragraph-rsid="00ea106c"/>
    </style:style>
    <style:style style:name="P76" style:family="paragraph" style:parent-style-name="Text_20_body" style:list-style-name="L5">
      <style:text-properties officeooo:rsid="00ec9aa8" officeooo:paragraph-rsid="00ec9aa8"/>
    </style:style>
    <style:style style:name="P77" style:family="paragraph" style:parent-style-name="UNNUMED_5f_HEADING">
      <style:paragraph-properties fo:break-before="page"/>
      <style:text-properties officeooo:paragraph-rsid="002761fa"/>
    </style:style>
    <style:style style:name="P78" style:family="paragraph" style:parent-style-name="UNNUMED_5f_HEADING">
      <style:text-properties officeooo:rsid="002925ac" officeooo:paragraph-rsid="002925ac"/>
    </style:style>
    <style:style style:name="P79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80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81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officeooo:rsid="0044630a"/>
    </style:style>
    <style:style style:name="T29" style:family="text">
      <style:text-properties officeooo:rsid="004673d7"/>
    </style:style>
    <style:style style:name="T30" style:family="text">
      <style:text-properties officeooo:rsid="0047b2a8"/>
    </style:style>
    <style:style style:name="T31" style:family="text">
      <style:text-properties officeooo:rsid="004cd55b"/>
    </style:style>
    <style:style style:name="T32" style:family="text">
      <style:text-properties officeooo:rsid="0050c944"/>
    </style:style>
    <style:style style:name="T33" style:family="text">
      <style:text-properties officeooo:rsid="0051bc6a"/>
    </style:style>
    <style:style style:name="T34" style:family="text">
      <style:text-properties officeooo:rsid="0051feef"/>
    </style:style>
    <style:style style:name="T35" style:family="text">
      <style:text-properties officeooo:rsid="00535063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721072"/>
    </style:style>
    <style:style style:name="T38" style:family="text">
      <style:text-properties officeooo:rsid="00549b9e"/>
    </style:style>
    <style:style style:name="T39" style:family="text">
      <style:text-properties officeooo:rsid="0055f388"/>
    </style:style>
    <style:style style:name="T40" style:family="text">
      <style:text-properties officeooo:rsid="0056db55"/>
    </style:style>
    <style:style style:name="T41" style:family="text">
      <style:text-properties officeooo:rsid="00579378"/>
    </style:style>
    <style:style style:name="T42" style:family="text">
      <style:text-properties officeooo:rsid="005b4241"/>
    </style:style>
    <style:style style:name="T43" style:family="text">
      <style:text-properties officeooo:rsid="005bc9c7"/>
    </style:style>
    <style:style style:name="T44" style:family="text">
      <style:text-properties officeooo:rsid="005837b6"/>
    </style:style>
    <style:style style:name="T45" style:family="text">
      <style:text-properties officeooo:rsid="005d3446"/>
    </style:style>
    <style:style style:name="T46" style:family="text">
      <style:text-properties officeooo:rsid="005e9c30"/>
    </style:style>
    <style:style style:name="T47" style:family="text">
      <style:text-properties officeooo:rsid="0064ab33"/>
    </style:style>
    <style:style style:name="T48" style:family="text">
      <style:text-properties officeooo:rsid="0065c903"/>
    </style:style>
    <style:style style:name="T49" style:family="text">
      <style:text-properties officeooo:rsid="00678560"/>
    </style:style>
    <style:style style:name="T50" style:family="text">
      <style:text-properties officeooo:rsid="006aa1cc"/>
    </style:style>
    <style:style style:name="T51" style:family="text">
      <style:text-properties officeooo:rsid="006fe0ae"/>
    </style:style>
    <style:style style:name="T52" style:family="text">
      <style:text-properties officeooo:rsid="00721072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076949b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847b6c"/>
    </style:style>
    <style:style style:name="T57" style:family="text">
      <style:text-properties fo:language="ru" fo:country="RU" officeooo:rsid="00872b28"/>
    </style:style>
    <style:style style:name="T58" style:family="text">
      <style:text-properties fo:language="ru" fo:country="RU" officeooo:rsid="008918ea"/>
    </style:style>
    <style:style style:name="T59" style:family="text">
      <style:text-properties fo:language="ru" fo:country="RU" officeooo:rsid="008ca5dc"/>
    </style:style>
    <style:style style:name="T60" style:family="text">
      <style:text-properties fo:language="ru" fo:country="RU" officeooo:rsid="008ccf61"/>
    </style:style>
    <style:style style:name="T61" style:family="text">
      <style:text-properties fo:language="ru" fo:country="RU" officeooo:rsid="008e2052"/>
    </style:style>
    <style:style style:name="T62" style:family="text">
      <style:text-properties fo:language="ru" fo:country="RU" officeooo:rsid="008ee7c8"/>
    </style:style>
    <style:style style:name="T63" style:family="text">
      <style:text-properties fo:language="ru" fo:country="RU" officeooo:rsid="0090ddfe"/>
    </style:style>
    <style:style style:name="T64" style:family="text">
      <style:text-properties fo:language="ru" fo:country="RU" officeooo:rsid="0092cec7"/>
    </style:style>
    <style:style style:name="T65" style:family="text">
      <style:text-properties fo:language="ru" fo:country="RU" officeooo:rsid="009309b7"/>
    </style:style>
    <style:style style:name="T66" style:family="text">
      <style:text-properties fo:language="ru" fo:country="RU" officeooo:rsid="0095cf38"/>
    </style:style>
    <style:style style:name="T67" style:family="text">
      <style:text-properties fo:language="ru" fo:country="RU" officeooo:rsid="009be023"/>
    </style:style>
    <style:style style:name="T68" style:family="text">
      <style:text-properties fo:language="ru" fo:country="RU" officeooo:rsid="009c1eba"/>
    </style:style>
    <style:style style:name="T69" style:family="text">
      <style:text-properties fo:language="ru" fo:country="RU" officeooo:rsid="009d5e4e"/>
    </style:style>
    <style:style style:name="T70" style:family="text">
      <style:text-properties fo:language="ru" fo:country="RU" officeooo:rsid="009ec8e0"/>
    </style:style>
    <style:style style:name="T71" style:family="text">
      <style:text-properties fo:language="ru" fo:country="RU" officeooo:rsid="00a075bc"/>
    </style:style>
    <style:style style:name="T72" style:family="text">
      <style:text-properties fo:language="ru" fo:country="RU" officeooo:rsid="00a62790"/>
    </style:style>
    <style:style style:name="T73" style:family="text">
      <style:text-properties fo:language="ru" fo:country="RU" officeooo:rsid="008303d5"/>
    </style:style>
    <style:style style:name="T74" style:family="text">
      <style:text-properties fo:language="ru" fo:country="RU" officeooo:rsid="007c36e8"/>
    </style:style>
    <style:style style:name="T75" style:family="text">
      <style:text-properties fo:language="ru" fo:country="RU" officeooo:rsid="007d8c2d"/>
    </style:style>
    <style:style style:name="T76" style:family="text">
      <style:text-properties fo:language="ru" fo:country="RU" officeooo:rsid="00b3f83b"/>
    </style:style>
    <style:style style:name="T77" style:family="text">
      <style:text-properties fo:language="ru" fo:country="RU" officeooo:rsid="00b5ac10"/>
    </style:style>
    <style:style style:name="T78" style:family="text">
      <style:text-properties fo:language="ru" fo:country="RU" officeooo:rsid="008eeef5"/>
    </style:style>
    <style:style style:name="T79" style:family="text">
      <style:text-properties fo:language="ru" fo:country="RU" officeooo:rsid="0080de43"/>
    </style:style>
    <style:style style:name="T80" style:family="text">
      <style:text-properties fo:language="ru" fo:country="RU" officeooo:rsid="00829d4b"/>
    </style:style>
    <style:style style:name="T81" style:family="text">
      <style:text-properties fo:language="ru" fo:country="RU" officeooo:rsid="00beac56"/>
    </style:style>
    <style:style style:name="T82" style:family="text">
      <style:text-properties officeooo:rsid="007c36e8"/>
    </style:style>
    <style:style style:name="T83" style:family="text">
      <style:text-properties officeooo:rsid="007d8c2d"/>
    </style:style>
    <style:style style:name="T84" style:family="text">
      <style:text-properties officeooo:rsid="007e5449"/>
    </style:style>
    <style:style style:name="T85" style:family="text">
      <style:text-properties officeooo:rsid="0080de43"/>
    </style:style>
    <style:style style:name="T86" style:family="text">
      <style:text-properties officeooo:rsid="0090ddfe"/>
    </style:style>
    <style:style style:name="T87" style:family="text">
      <style:text-properties officeooo:rsid="00979cc2"/>
    </style:style>
    <style:style style:name="T88" style:family="text">
      <style:text-properties officeooo:rsid="0097f431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officeooo:rsid="00a62790"/>
    </style:style>
    <style:style style:name="T91" style:family="text">
      <style:text-properties officeooo:rsid="00b04a52"/>
    </style:style>
    <style:style style:name="T92" style:family="text">
      <style:text-properties officeooo:rsid="00b3f83b"/>
    </style:style>
    <style:style style:name="T93" style:family="text">
      <style:text-properties officeooo:rsid="00bb26c2"/>
    </style:style>
    <style:style style:name="T94" style:family="text">
      <style:text-properties fo:color="#000000" loext:opacity="100%" style:font-name="Cascadia Mono" fo:font-size="9.5pt" style:font-size-asian="9.5pt"/>
    </style:style>
    <style:style style:name="T95" style:family="text">
      <style:text-properties fo:color="#008000" loext:opacity="100%" style:font-name="Cascadia Mono" fo:font-size="9.5pt" style:font-size-asian="9.5pt"/>
    </style:style>
    <style:style style:name="T96" style:family="text">
      <style:text-properties officeooo:rsid="00c5757a"/>
    </style:style>
    <style:style style:name="T97" style:family="text">
      <style:text-properties officeooo:rsid="00c73f4b"/>
    </style:style>
    <style:style style:name="T98" style:family="text">
      <style:text-properties officeooo:rsid="00c8a99f"/>
    </style:style>
    <style:style style:name="T99" style:family="text">
      <style:text-properties officeooo:rsid="00c9edb3"/>
    </style:style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>
      <style:text-properties officeooo:rsid="00d5b4b1"/>
    </style:style>
    <style:style style:name="T108" style:family="text">
      <style:text-properties officeooo:rsid="00d6ccfa"/>
    </style:style>
    <style:style style:name="T109" style:family="text">
      <style:text-properties officeooo:rsid="00d9c50f"/>
    </style:style>
    <style:style style:name="T110" style:family="text">
      <style:text-properties officeooo:rsid="00ddb9cf"/>
    </style:style>
    <style:style style:name="T111" style:family="text">
      <style:text-properties officeooo:rsid="00e5780e"/>
    </style:style>
    <style:style style:name="T112" style:family="text">
      <style:text-properties officeooo:rsid="00e64871"/>
    </style:style>
    <style:style style:name="T113" style:family="text">
      <style:text-properties officeooo:rsid="00e7e0b6"/>
    </style:style>
    <style:style style:name="T114" style:family="text">
      <style:text-properties officeooo:rsid="00e9817d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3" loext:marker-style-name="T1"><text:span text:style-name="T1">Министерство науки и высшего образования РФ</text:span></text:p>
      <text:p text:style-name="P44" loext:marker-style-name="T2"><text:span text:style-name="T2">ФГБОУ ВО «БРЯНСКИЙ ГОСУДАРСТВЕННЫЙ<text:line-break/>ТЕХНИЧЕСКИЙ УНИВЕРСИТЕТ»</text:span></text:p>
      <text:p text:style-name="P44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4" loext:marker-style-name="T4"><text:span text:style-name="T4">по дисциплине «Программирование»</text:span></text:p>
      <text:p text:style-name="P44" loext:marker-style-name="T4"><text:span text:style-name="T4">Тема: «Разработка программы «</text:span><text:span text:style-name="T5">2048</text:span><text:span text:style-name="T4">»</text:span></text:p>
      <text:p text:style-name="P44" loext:marker-style-name="T4"><text:span text:style-name="T4">Всего листов </text:span><text:span text:style-name="T6"><text:page-count>20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20:07:57.231999789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20:07:57.232999959">\«05\» июня 2024 г.</text:time></text:p>
      <text:p text:style-name="P45" loext:marker-style-name="T3"><text:span text:style-name="T1">Брянск</text:span> <text:span text:style-name="T3"><text:time style:data-style-name="N10120" text:time-value="2024-06-05T20:07:57.232999959">2024 г.</text:time></text:span></text:p>
      <text:p text:style-name="P1"/>
      <text:h text:style-name="P77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1"><text:a xlink:type="simple" xlink:href="#__RefHeading___Toc1515_695550217" text:style-name="Index_20_Link" text:visited-style-name="Index_20_Link">оглавление<text:tab/>3</text:a></text:p>
          <text:p text:style-name="P31"><text:a xlink:type="simple" xlink:href="#__RefHeading___Toc1517_695550217" text:style-name="Index_20_Link" text:visited-style-name="Index_20_Link">Введение<text:tab/>4</text:a></text:p>
          <text:p text:style-name="P31"><text:a xlink:type="simple" xlink:href="#__RefHeading___Toc1519_695550217" text:style-name="Index_20_Link" text:visited-style-name="Index_20_Link">1. анализ предметной области<text:tab/>5</text:a></text:p>
          <text:p text:style-name="P32"><text:a xlink:type="simple" xlink:href="#__RefHeading___Toc5457_695550217" text:style-name="Index_20_Link" text:visited-style-name="Index_20_Link">1.1. Историческая справка<text:tab/>5</text:a></text:p>
          <text:p text:style-name="P32"><text:a xlink:type="simple" xlink:href="#__RefHeading___Toc1523_695550217" text:style-name="Index_20_Link" text:visited-style-name="Index_20_Link">1.2. Устройство игры<text:tab/>6</text:a></text:p>
          <text:p text:style-name="P33"><text:a xlink:type="simple" xlink:href="#__RefHeading___Toc783_647467632" text:style-name="Index_20_Link" text:visited-style-name="Index_20_Link">1.2.1. Игровой процесс<text:tab/>6</text:a></text:p>
          <text:p text:style-name="P33"><text:a xlink:type="simple" xlink:href="#__RefHeading___Toc1525_695550217" text:style-name="Index_20_Link" text:visited-style-name="Index_20_Link">1.2.2. Стратегия игры<text:tab/>6</text:a></text:p>
          <text:p text:style-name="P32"><text:a xlink:type="simple" xlink:href="#__RefHeading___Toc856_117290692" text:style-name="Index_20_Link" text:visited-style-name="Index_20_Link">1.3. Математическая модель<text:tab/>8</text:a></text:p>
          <text:p text:style-name="P31"><text:a xlink:type="simple" xlink:href="#__RefHeading___Toc1527_695550217" text:style-name="Index_20_Link" text:visited-style-name="Index_20_Link">2. конструкторская часть<text:tab/>9</text:a></text:p>
          <text:p text:style-name="P32"><text:a xlink:type="simple" xlink:href="#__RefHeading___Toc1529_695550217" text:style-name="Index_20_Link" text:visited-style-name="Index_20_Link">2.1. Общая структура проекта<text:tab/>9</text:a></text:p>
          <text:p text:style-name="P32"><text:a xlink:type="simple" xlink:href="#__RefHeading___Toc1533_695550217" text:style-name="Index_20_Link" text:visited-style-name="Index_20_Link">2.2. Алгоритм подготовки к игре<text:tab/>11</text:a></text:p>
          <text:p text:style-name="P32"><text:a xlink:type="simple" xlink:href="#__RefHeading___Toc7966_1182470186" text:style-name="Index_20_Link" text:visited-style-name="Index_20_Link">2.3. Игровой цикл<text:tab/>13</text:a></text:p>
          <text:p text:style-name="P33"><text:a xlink:type="simple" xlink:href="#__RefHeading___Toc12906_1182470186" text:style-name="Index_20_Link" text:visited-style-name="Index_20_Link">2.3.1. Добавление элемента<text:tab/>14</text:a></text:p>
          <text:p text:style-name="P33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3"><text:a xlink:type="simple" xlink:href="#__RefHeading___Toc12910_1182470186" text:style-name="Index_20_Link" text:visited-style-name="Index_20_Link">2.3.3. Отрисовка элементов<text:tab/>14</text:a></text:p>
          <text:p text:style-name="P32"><text:a xlink:type="simple" xlink:href="#__RefHeading___Toc7968_1182470186" text:style-name="Index_20_Link" text:visited-style-name="Index_20_Link">2.4. Завершение работы<text:tab/>14</text:a></text:p>
          <text:p text:style-name="P31"><text:a xlink:type="simple" xlink:href="#__RefHeading___Toc1866_695550217" text:style-name="Index_20_Link" text:visited-style-name="Index_20_Link">тестирование<text:tab/>15</text:a></text:p>
          <text:p text:style-name="P31"><text:a xlink:type="simple" xlink:href="#__RefHeading___Toc1539_695550217" text:style-name="Index_20_Link" text:visited-style-name="Index_20_Link">заключение<text:tab/>16</text:a></text:p>
          <text:p text:style-name="P31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5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8">по программированию</text:span><text:span text:style-name="T17">. </text:span><text:span text:style-name="T28">При разработке игры её прообразом были игры Th</text:span><text:span text:style-name="T29">r</text:span><text:span text:style-name="T28">ees </text:span><text:span text:style-name="T39">(</text:span><text:span text:style-name="T39"><text:sequence-ref text:reference-format="category-and-value" text:ref-name="refРис.0">Рис. 1.1</text:sequence-ref></text:span><text:span text:style-name="T39">)</text:span><text:span text:style-name="T28">, «1024», и одноимённая игра, но с другим игровым процессом, </text:span><text:span text:style-name="T39">к</text:span><draw:frame draw:style-name="fr9" draw:name="Frame2" text:anchor-type="char" svg:x="3.785cm" svg:y="6.398cm" svg:width="9.932cm" draw:z-index="2"><draw:text-box fo:min-height="14.896cm"><text:p text:style-name="Рис."><draw:frame draw:style-name="fr12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9">r</text:span>ees</text:p></draw:text-box></draw:frame><text:span text:style-name="T39">оторые также происходят от Threes</text:span><text:span text:style-name="T28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1">С самого начала игра была доступна бесплатно, а её исходный код открыт под лицензией MIT на странице разработчика на GitHub [</text:span><text:span text:style-name="T31"><text:bookmark-ref text:reference-format="number-no-superior" text:ref-name="__RefNumPara__2054_2301121523">2</text:bookmark-ref></text:span><text:span text:style-name="T31">]. </text:span></text:p>
      <text:p text:style-name="P14"/>
      <text:h text:style-name="P36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4">(см. </text:span><text:span text:style-name="T34"><text:sequence-ref text:reference-format="category-and-value" text:ref-name="refРис.1">Рис. 1.2</text:sequence-ref></text:span><text:span text:style-name="T34">)</text:span>. Игрок может перемещать плитки, <text:span text:style-name="T48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3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0">[</text:span><text:span text:style-name="T30"><text:bookmark-ref text:reference-format="number-no-superior" text:ref-name="__RefNumPara__1947_2301121523">1</text:bookmark-ref></text:span><text:span text:style-name="T30">]</text:span>. </text:p>
      <text:h text:style-name="P40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1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7">мень</text:span>шего к <text:span text:style-name="T47">бол</text:span>ьшему от одной стороны в другую, затем в обратно<text:span text:style-name="T47">м направлении</text:span>, и так ряд за рядом <text:span text:style-name="T34">(см. </text:span><text:span text:style-name="T34"><text:sequence-ref text:reference-format="category-and-value" text:ref-name="refРис.1">Рис. 1.2</text:sequence-ref></text:span><text:span text:style-name="T34">)</text:span>.</text:p>
      <text:p text:style-name="Text_20_body"><text:span text:style-name="T40">К</text:span>оличество ходов в игре, необходимые для сбора плитки со значением 2<text:span text:style-name="T36">n</text:span>, при условии, что каждый раз на поле будет появлят<text:span text:style-name="T51">ь</text:span>ся плитка значени<text:span text:style-name="T51">е которой равно</text:span> 4, можно определить по формуле <text:span text:style-name="T45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3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4">В <text:s/>этом случае, </text:span><text:span text:style-name="T38">чтобы </text:span><text:span text:style-name="T51">одержать победу</text:span><text:span text:style-name="T41">, а именно </text:span><text:span text:style-name="T38">собрать тайл со значением 2048</text:span><text:span text:style-name="T44">, </text:span><text:span text:style-name="T51">игроку </text:span><text:span text:style-name="T44">понадобится </text:span><text:span text:style-name="T51">осуществить </text:span><text:span text:style-name="T44">767 шагов.</text:span></text:p>
      <text:p text:style-name="P12"><draw:frame draw:style-name="fr9" draw:name="Frame1" text:anchor-type="char" svg:x="4.032cm" svg:y="0.122cm" svg:width="9.641cm" draw:z-index="0"><draw:text-box fo:min-height="15.311cm"><text:p text:style-name="Рис."><draw:frame draw:style-name="fr11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5">Если же на поле будут появлят</text:span><text:span text:style-name="T49">ь</text:span><text:span text:style-name="T35">ся плитки исключительно со значением 2, то используется формула </text:span><text:span text:style-name="T46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3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6">n</text:span>, нужно n-1 ячеек на поле, то в стандартной версии игры с полем 4х4, <text:span text:style-name="T52">то бишь его числом плиток будет 16,</text:span> максимальным числом будет 2<text:span text:style-name="T36">17</text:span>, то есть 131072, <text:span text:style-name="T52">а если в процессе игры будут создаваться только плитки номинала 2, то максимальным числом будет 2</text:span><text:span text:style-name="T37">16</text:span><text:span text:style-name="T52">, то есть 65536</text:span> <text:span text:style-name="T42">[</text:span><text:span text:style-name="T42"><text:bookmark-ref text:reference-format="number" text:ref-name="__RefNumPara__2749_4072968620">4</text:bookmark-ref></text:span><text:span text:style-name="T42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09">Рекорд,</text:span> <text:span text:style-name="T86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6">n</text:span><text:span text:style-name="T53">, </text:span><text:span text:style-name="T54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4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0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7">Файл <text:span text:style-name="T22">defines.h</text:span><text:span text:style-name="T19"> </text:span>не содержит в себе никаких структур данных, или функций. <text:span text:style-name="T82">Он содержит т</text:span>олько макросы, используемые в<text:span text:style-name="T83">о всех модулях</text:span>, и макроконстанты: коэффициенты, названия файлов, перечисления <text:span text:style-name="T19">(enums).</text:span></text:p>
      <text:p text:style-name="P48">Файл <text:span text:style-name="T22">draw.c</text:span><text:span text:style-name="T19"> </text:span><text:span text:style-name="T83">содержит в себе функции, связанные с отрисовкой элементов: рисование фона, </text:span><text:span text:style-name="T87">статичных </text:span><text:span text:style-name="T83">элементов, </text:span><text:span text:style-name="T87">движимых и создаваемых плиток в</text:span><text:span text:style-name="T83"> динамике, создание </text:span><text:span text:style-name="T87">текстур </text:span><text:span text:style-name="T83">и </text:span><text:span text:style-name="T87">их</text:span><text:span text:style-name="T83"> обновление. </text:span><text:span text:style-name="T19">Файл </text:span><text:span text:style-name="T22">draw.h</text:span><text:span text:style-name="T19"> </text:span><text:span text:style-name="T83">представляет собой интерфейс для взаимодействия с этими функциями из других модулей программы.</text:span></text:p>
      <text:p text:style-name="P49"><text:span text:style-name="T84">В файле </text:span><text:span text:style-name="T22">main.c</text:span> <text:span text:style-name="T84">содержится алгоритм игры, составленный из функций, объявленных в других модулях программы, а также </text:span><text:span text:style-name="T88">объявление </text:span><text:span text:style-name="T84">все</text:span><text:span text:style-name="T88">х</text:span><text:span text:style-name="T84"> структур данных, используемы</text:span><text:span text:style-name="T88">х</text:span><text:span text:style-name="T84"> во время исполнения игры. </text:span></text:p>
      <text:p text:style-name="P49"><text:span text:style-name="T85">Файл </text:span><text:span text:style-name="T22">main.h </text:span><text:span text:style-name="T85">содержит в себе описание структур данных, используемых в игре, а также другие заголовочные </text:span><draw:frame draw:style-name="fr4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5">файлы, используемые программой.</text:span> <text:span text:style-name="T93">Структура, содержащая игровой процесс, представлена на листинге </text:span><text:span text:style-name="T93"><text:bookmark-ref text:reference-format="direction" text:ref-name="Листинг 1.">ниже</text:bookmark-ref></text:span><text:span text:style-name="T93">. </text:span></text:p>
      <text:p text:style-name="P65"><text:span text:style-name="T79">Файл</text:span><text:span text:style-name="T25"> </text:span><text:span text:style-name="T23">misc.c</text:span><text:span text:style-name="T74"> </text:span><text:span text:style-name="T79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0">выставление параметров игры,</text:span><text:span text:style-name="T79"> завершение работы. </text:span><text:span text:style-name="T73">Файл</text:span><text:span text:style-name="T74"> </text:span><text:span text:style-name="T23">misc.h</text:span><text:span text:style-name="T25"> </text:span><text:span text:style-name="T75">представляет собой интерфейс для взаимодействия с этими функциями из других модулей программы. </text:span></text:p>
      <text:p text:style-name="P25"><text:span text:style-name="T55">Общ</text:span><text:span text:style-name="T81">и</text:span><text:span text:style-name="T55">й алгоритм </text:span><text:span text:style-name="T72">программы</text:span><text:span text:style-name="T55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5"> представлен на </text:span><text:span text:style-name="T55"><text:sequence-ref text:reference-format="category-and-value" text:ref-name="refРис.3">Рис. 2.1</text:sequence-ref></text:span><text:span text:style-name="T55">.</text:span></text:p>
      <text:p text:style-name="P26"><draw:frame draw:style-name="fr8" draw:name="Врезка1" text:anchor-type="char" svg:width="13.176cm" draw:z-index="5"><draw:text-box fo:min-height="20.929cm"><text:p text:style-name="Рис."><draw:frame draw:style-name="fr8" draw:name="Врезка2" text:anchor-type="char" svg:width="13.176cm" draw:z-index="7"><draw:text-box fo:min-height="24.368cm"><text:p text:style-name="P27"><draw:frame draw:style-name="fr7" draw:name="Врезка3" text:anchor-type="paragraph" svg:width="13.176cm" style:rel-width="100%" svg:height="25.278cm" style:rel-height="scale-min" draw:z-index="8"><draw:text-box><text:p text:style-name="Рис."><draw:frame draw:style-name="fr10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90">Обобщённый цикл программы.</text:span></text:p></draw:text-box></draw:frame></text:p></draw:text-box></draw:frame></text:p>
      <text:h text:style-name="P37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5">Она принимает в качестве аргументов параметры, с которыми запускается игра, а также число этих аргументов. </text:span><text:span text:style-name="T56">На основе параметров запуска выставляется оформление, режим игры, её управление. </text:span></text:p>
      <text:p text:style-name="P24"><text:span text:style-name="T57">Далее о</text:span><text:span text:style-name="T56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3"><text:span text:style-name="T56">Б</text:span><text:span text:style-name="T55">лок-схема установки параметров программы и загрузки файлов представлена на </text:span><text:span text:style-name="T55"><text:sequence-ref text:reference-format="category-and-value" text:ref-name="refРис.4">Рис. 2.3</text:sequence-ref></text:span><text:span text:style-name="T55">.</text:span></text:p>
      <text:p text:style-name="P62"><text:span text:style-name="T56">Следующим этапом выводится экран приветствия, а также описания текущих параметров игры. </text:span><text:span text:style-name="T58">Игрок может начать игровой процесс, либо выйти из игры. </text:span><text:span text:style-name="T76">Его блок-схема представлена на </text:span><text:span text:style-name="T76"><text:sequence-ref text:reference-format="category-and-value" text:ref-name="refРис.2">Рис. 2.2</text:sequence-ref></text:span><text:span text:style-name="T76">.</text:span><draw:frame draw:style-name="fr6" draw:name="Врезка6" text:anchor-type="char" svg:x="5.135cm" svg:y="2.514cm" svg:width="7.234cm" draw:z-index="13"><draw:text-box fo:min-height="13.107cm"><text:p text:style-name="Рис."><draw:frame draw:style-name="fr5" draw:name="Врезка7" text:anchor-type="paragraph" svg:width="7.234cm" style:rel-width="100%" svg:height="12.368cm" style:rel-height="scale-min" draw:z-index="14"><draw:text-box><text:p text:style-name="Рис."><draw:frame draw:style-name="fr10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2">Экран приветствия.</text:span></text:p></draw:text-box></draw:frame></text:p>
      <text:p text:style-name="P24"><draw:frame draw:style-name="fr2" draw:name="Врезка4" text:anchor-type="char" svg:width="16.011cm" draw:z-index="10"><draw:text-box fo:min-height="26.097cm"><text:p text:style-name="Рис."><draw:frame draw:style-name="fr5" draw:name="Врезка5" text:anchor-type="paragraph" svg:width="16.011cm" style:rel-width="100%" svg:height="25.839cm" style:rel-height="scale-min" draw:z-index="11"><draw:text-box><text:p text:style-name="Рис."><draw:frame draw:style-name="fr10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1">Установка параметров игры. Загрузка файла.</text:span></text:p></draw:text-box></draw:frame><text:soft-page-break/></text:p>
      <text:h text:style-name="P38" text:outline-level="2"><text:bookmark-start text:name="__RefHeading___Toc7966_1182470186"/><text:soft-page-break/>Игровой цикл<text:bookmark-end text:name="__RefHeading___Toc7966_1182470186"/></text:h>
      <text:p text:style-name="P53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4">Схема игрового цикла представлена на <text:sequence-ref text:reference-format="category-and-value" text:ref-name="refРис.5">Рис. 2.4</text:sequence-ref>.</text:p>
      <text:p text:style-name="P57"><draw:frame draw:style-name="fr2" draw:name="Врезка8" text:anchor-type="char" svg:width="17.501cm" draw:z-index="18"><draw:text-box fo:min-height="17.184cm"><text:p text:style-name="Рис."><draw:frame draw:style-name="fr10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96">Игровой цикл</text:span></text:p></draw:text-box></draw:frame><text:span text:style-name="T77">Д</text:span><text:span text:style-name="T66">ействия пользователя </text:span><text:span text:style-name="T69">в игре</text:span><text:span text:style-name="T66"> соответствуют следующему алгоритму:</text:span><text:span text:style-name="T55"> </text:span></text:p>
      <text:list text:style-name="L2">
        <text:list-item>
          <text:p text:style-name="P56"><text:span text:style-name="T59">Пользователь может </text:span><text:span text:style-name="T70">сдвинуть</text:span><text:span text:style-name="T59"> </text:span><text:span text:style-name="T67">все ячейки поля в одном из направлений: вверх, вниз, влево, либо направо.</text:span></text:p>
        </text:list-item>
        <text:list-item>
          <text:p text:style-name="P56"><text:soft-page-break/><text:span text:style-name="T67">П</text:span><text:span text:style-name="T59">осле </text:span><text:span text:style-name="T67">сдвига</text:span><text:span text:style-name="T59"> на поле появится ещё один элемент </text:span><text:span text:style-name="T68">в случайной свободной ячейке поля. </text:span><text:span text:style-name="T71">Н</text:span><text:span text:style-name="T68">оминал также может составлять 2, либо 4.</text:span><text:span text:style-name="T59"> </text:span></text:p>
        </text:list-item>
        <text:list-item>
          <text:p text:style-name="P50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6"><text:span text:style-name="T69">При сложении ячеек, их сумма</text:span><text:span text:style-name="T61"> </text:span><text:span text:style-name="T60">прибавится к счётчику очков. </text:span></text:p>
        </text:list-item>
        <text:list-item>
          <text:p text:style-name="P51">Если счётчик очков становится больше счётчика рекорда, последний обновляется. </text:p>
        </text:list-item>
        <text:list-item>
          <text:p text:style-name="P52">Игровой процесс продолжается, пока игровое поле не переполнится, или пока игрок сам не запросит выход.</text:p>
        </text:list-item>
      </text:list>
      <text:h text:style-name="P41" text:outline-level="3"><text:bookmark-start text:name="__RefHeading___Toc12906_1182470186"/>Добавление элемента<text:bookmark-end text:name="__RefHeading___Toc12906_1182470186"/></text:h>
      <text:p text:style-name="Text_20_body"><draw:frame draw:style-name="fr3" draw:name="Врезка9" text:anchor-type="paragraph" svg:x="0.621cm" svg:y="2.528cm" svg:width="16.799cm" style:rel-width="80%" draw:z-index="17"><draw:text-box fo:min-height="1.61cm"><text:p text:style-name="P79"><text:span text:style-name="T100">Sint8</text:span><text:span text:style-name="T100"> AddElement(</text:span><text:span text:style-name="T100">Game</text:span><text:span text:style-name="T100"> *</text:span><text:span text:style-name="T100">Game</text:span><text:span text:style-name="T100">)</text:span></text:p><text:p text:style-name="P79">{<text:span text:style-name="T100"/></text:p><text:p text:style-name="P79"><text:span text:style-name="T100"><text:tab/></text:span><text:span text:style-name="T100">Sint8</text:span><text:span text:style-name="T100"> pos;</text:span></text:p><text:p text:style-name="P79"><text:span text:style-name="T100"><text:tab/></text:span><text:span text:style-name="T26">while</text:span><text:span text:style-name="T100"> (</text:span><text:span text:style-name="T26">SDL_TRUE)</text:span></text:p><text:p text:style-name="P79"><text:tab/>{<text:span text:style-name="T100"/></text:p><text:p text:style-name="P79"><text:span text:style-name="T100"><text:tab/><text:tab/>pos = RandomInt(0, </text:span><text:span text:style-name="T100">_SQ</text:span><text:span text:style-name="T100">(</text:span><text:span text:style-name="T100">Game</text:span><text:span text:style-name="T100">-&gt;FieldSize));</text:span></text:p><text:p text:style-name="P79"><text:span text:style-name="T100"><text:tab/><text:tab/></text:span><text:span text:style-name="T100">if</text:span><text:span text:style-name="T100"> (</text:span><text:span text:style-name="T100">Game</text:span><text:span text:style-name="T100">-&gt;Field[pos].val)</text:span></text:p><text:p text:style-name="P79"><text:span text:style-name="T100"><text:tab/><text:tab/><text:tab/></text:span><text:span text:style-name="T100">continue</text:span><text:span text:style-name="T100">; </text:span></text:p><text:p text:style-name="P80"><text:span text:style-name="T100"><text:tab/><text:tab/></text:span><text:span text:style-name="T100">Game</text:span><text:span text:style-name="T100">-&gt;Field[pos].val = </text:span></text:p><text:p text:style-name="P80"><text:span text:style-name="T100"><text:tab/><text:tab/><text:tab/>(RandomInt(0,</text:span><text:span text:style-name="T100">CHANCE_OF_FOUR</text:span><text:span text:style-name="T100">)) ? 2 : 4;</text:span></text:p><text:p text:style-name="P79"><text:span text:style-name="T100"><text:tab/><text:tab/></text:span><text:span text:style-name="T100">Game</text:span><text:span text:style-name="T100">-&gt;Field[pos].mode = </text:span><text:span text:style-name="T100">TILE_NEW</text:span><text:span text:style-name="T100">;</text:span></text:p><text:p text:style-name="P80"><text:span text:style-name="T100"><text:tab/><text:tab/></text:span><text:span text:style-name="T100">return</text:span><text:span text:style-name="T100"> pos; </text:span></text:p><text:p text:style-name="P80"><text:tab/>}</text:p><text:p text:style-name="P79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97">Это бесконечный цикл, перебирающий элементы поля в случайном порядке, пока не найдёт свободный.</text:span></text:p>
      <text:p text:style-name="P67"><text:span text:style-name="T99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7"><text:span text:style-name="T97">Стоит отметить, что наличие или отсутствие свободных клеток определяется в функциях перемещения, </text:span><text:span text:style-name="T107">которые будут рассмотрены далее</text:span><text:span text:style-name="T97">, </text:span><text:span text:style-name="T98">поэтому эта функция не может попасть в бесконечный цикл поиска элемента. </text:span></text:p>
      <text:h text:style-name="P41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5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1">соответственно</text:span>. <text:span text:style-name="T108">Блок-схема, общая для всех этих функций, описана на </text:span><text:span text:style-name="T108"><text:sequence-ref text:reference-format="category-and-value" text:ref-name="refРис.6">Рис. 2.5</text:sequence-ref></text:span><text:span text:style-name="T108">.</text:span></text:p>
      <text:p text:style-name="P55"><draw:frame draw:style-name="fr2" draw:name="Врезка11" text:anchor-type="char" svg:width="13.174cm" draw:z-index="20"><draw:text-box fo:min-height="21.228cm"><text:p text:style-name="Рис."><draw:frame draw:style-name="fr10" draw:name="Изображение5" text:anchor-type="paragraph" svg:width="13.174cm" style:rel-width="100%" svg:height="20.262cm" style:rel-height="scale" draw:z-index="21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0">Сдвиг элементов поля.</text:span></text:p></draw:text-box></draw:frame></text:p>
      <text:p text:style-name="P55"><text:soft-page-break/>Они осуществляют проверку поля на возможность сложить элементы в данном ходу, а также на то, не заполнено ли поле. <text:span text:style-name="T108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42" text:outline-level="3"><text:bookmark-start text:name="__RefHeading___Toc12910_1182470186"/>Отрисовка элементов<text:bookmark-end text:name="__RefHeading___Toc12910_1182470186"/></text:h>
      <text:p text:style-name="P68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bookmark-ref text:reference-format="direction" text:ref-name="Листинг 3.">ниже</text:bookmark-ref>.</text:p>
      <text:p text:style-name="P70"><draw:frame draw:style-name="fr1" draw:name="Врезка12" text:anchor-type="as-char" svg:width="12.861cm" draw:z-index="22"><draw:text-box fo:min-height="0cm"><text:p text:style-name="P79"><text:span text:style-name="T100">enum</text:span><text:span text:style-name="T100"> </text:span><text:span text:style-name="T100">TileMode</text:span><text:span text:style-name="T100"><text:tab/><text:tab/> <text:s/><text:tab/><text:tab/></text:span></text:p><text:p text:style-name="P79">{<text:tab/><text:span text:style-name="T100">//Новый тайл</text:span><text:tab/><text:tab/><text:tab/><text:tab/> <text:s/><text:tab/><text:tab/></text:p><text:p text:style-name="P79"><text:span text:style-name="T100"><text:tab/></text:span><text:span text:style-name="T100">TILE_NEW</text:span><text:span text:style-name="T100">,<text:tab/><text:tab/></text:span></text:p><text:p text:style-name="P79"><text:span text:style-name="T100"><text:tab/>//Статичный тайл</text:span></text:p><text:p text:style-name="P79"><text:span text:style-name="T100"><text:tab/></text:span><text:span text:style-name="T100">TILE_OLD</text:span><text:span text:style-name="T100">,<text:tab/><text:tab/></text:span></text:p><text:p text:style-name="P79"><text:span text:style-name="T100"><text:tab/>//Тайл, движимый по горизонтали</text:span></text:p><text:p text:style-name="P79"><text:span text:style-name="T100"><text:tab/></text:span><text:span text:style-name="T100">TILE_MOVE_X</text:span><text:span text:style-name="T100">,<text:tab/></text:span></text:p><text:p text:style-name="P81"><text:span text:style-name="T100"><text:tab/>//Тайл, движимый по вертикали</text:span></text:p><text:p text:style-name="P79"><text:span text:style-name="T100"><text:tab/></text:span><text:span text:style-name="T100">TILE_MOVE_Y</text:span><text:span text:style-name="T100">,<text:tab/></text:span></text:p><text:p text:style-name="P81"><text:span text:style-name="T100"><text:tab/>//Тайл, на который будет наложен соседний</text:span></text:p><text:p text:style-name="P79"><text:span text:style-name="T100"><text:tab/></text:span><text:span text:style-name="T100">TILE_COMBINED</text:span><text:span text:style-name="T100">,<text:tab/></text:span><text:span text:style-name="T100"> </text:span></text:p><text:p text:style-name="P81"><text:span text:style-name="T100"><text:tab/>//Тайл, который был получен наложением</text:span></text:p><text:p text:style-name="P79"><text:span text:style-name="T100"><text:tab/></text:span><text:span text:style-name="T100">TILE_JUSTCOMBINED</text:span><text:span text:style-name="T100"><text:tab/></text:span></text:p><text:p text:style-name="P79">};</text:p><text:p text:style-name="P30">Листинг 3<text:bookmark text:name="Листинг 3."/>. Режимы тайла.</text:p></draw:text-box></draw:frame><text:s/></text:p>
      <text:p text:style-name="P69"><text:span text:style-name="T112">Функци</text:span><text:span text:style-name="T114">и</text:span><text:span text:style-name="T112">, занимающ</text:span><text:span text:style-name="T114">иеся</text:span><text:span text:style-name="T112"> отрисовкой движущихся элементов, следу</text:span><text:span text:style-name="T114">ю</text:span><text:span text:style-name="T112">т следующему алгоритму:</text:span></text:p>
      <text:list text:style-name="L5">
        <text:list-item>
          <text:p text:style-name="P71">Нарисовать фон.</text:p>
        </text:list-item>
        <text:list-item>
          <text:p text:style-name="P71">Нарисовать неподвижные элементы.</text:p>
        </text:list-item>
        <text:list-item>
          <text:p text:style-name="P73">Нарисовать подвижные элементы. Уменьшить у них величину сдвига.</text:p>
        </text:list-item>
        <text:list-item>
          <text:p text:style-name="P73">Отобразить результат этих действий.</text:p>
        </text:list-item>
        <text:list-item>
          <text:p text:style-name="P73">Повтор<text:span text:style-name="T113">и</text:span>ть эти шаги, пока есть подвижные элементы.</text:p>
        </text:list-item>
      </text:list>
      <text:p text:style-name="P74"/>
      <text:p text:style-name="P75"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5">
        <text:list-item text:start-value="1">
          <text:p text:style-name="P72">Нарисовать фон.</text:p>
        </text:list-item>
        <text:list-item>
          <text:p text:style-name="P72">Нарисовать неподвижные элементы.</text:p>
        </text:list-item>
        <text:list-item>
          <text:p text:style-name="P76">Нарисовать новый элемент в соответствии с его текущим размером</text:p>
        </text:list-item>
        <text:list-item>
          <text:p text:style-name="P76">Увеличить этот размер</text:p>
        </text:list-item>
        <text:list-item>
          <text:p text:style-name="P76">Повторить эти шаги, пока размер тайла не соответствует полному</text:p>
        </text:list-item>
      </text:list>
      <text:h text:style-name="P39" text:outline-level="2"><text:bookmark-start text:name="__RefHeading___Toc7968_1182470186"/>Завершение работы<text:bookmark-end text:name="__RefHeading___Toc7968_1182470186"/></text:h>
      <text:p text:style-name="P64"><text:span text:style-name="T62">П</text:span><text:span text:style-name="T78">о завершению игры, осуществляется сохранение прогресса. </text:span><text:span text:style-name="T63">В файл со</text:span><text:span text:style-name="T64">храняется вся модель игры.</text:span><text:span text:style-name="T78"> Если </text:span><text:span text:style-name="T71">завершение игры произошло в результате переполнения поля</text:span><text:span text:style-name="T78">, счётчик очков и </text:span><text:span text:style-name="T71">само</text:span><text:span text:style-name="T78"> поле </text:span><text:span text:style-name="T65">предварительно </text:span><text:span text:style-name="T78">аннулируются. </text:span></text:p>
      <text:h text:style-name="P78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8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9"><text:bookmark-start text:name="__RefNumPara__2054_2301121523"/>Gabriele Cirulli, <text:span text:style-name="T31">2048. </text:span><text:span text:style-name="T32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0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0"><text:bookmark-start text:name="__RefNumPara__2749_4072968620"/>Claus D. Volko, Mathematical Analysis of the 2048 Game. <text:span text:style-name="T43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0"><text:bookmark-start text:name="__RefNumPara__5783_1182470186"/><text:span text:style-name="Strong_20_Emphasis"><text:span text:style-name="T89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0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20:07:19.369000000</dc:date>
    <meta:editing-duration>P2DT11H1M15S</meta:editing-duration>
    <meta:editing-cycles>192</meta:editing-cycles>
    <meta:document-statistic meta:table-count="2" meta:image-count="7" meta:object-count="2" meta:page-count="20" meta:paragraph-count="167" meta:word-count="1734" meta:character-count="12368" meta:non-whitespace-character-count="1073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